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102fd6" officeooo:paragraph-rsid="01102fd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114972" officeooo:paragraph-rsid="0111497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112df69" officeooo:paragraph-rsid="0112df69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1102fd6" officeooo:paragraph-rsid="01102fd6" style:font-weight-asian="normal" style:font-weight-complex="normal"/>
    </style:style>
    <style:style style:name="P27" style:family="paragraph" style:parent-style-name="Standard">
      <style:text-properties fo:font-style="normal" style:text-underline-style="solid" style:text-underline-width="auto" style:text-underline-color="font-color" fo:font-weight="normal" officeooo:rsid="01149a19" officeooo:paragraph-rsid="01149a19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11574d6" officeooo:paragraph-rsid="011574d6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1181ea9" officeooo:paragraph-rsid="01181ea9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  <style:style style:name="T24" style:family="text">
      <style:text-properties officeooo:rsid="010a2875"/>
    </style:style>
    <style:style style:name="T25" style:family="text">
      <style:text-properties officeooo:rsid="010cfd0a"/>
    </style:style>
    <style:style style:name="T26" style:family="text">
      <style:text-properties officeooo:rsid="010e7fc3"/>
    </style:style>
    <style:style style:name="T27" style:family="text">
      <style:text-properties officeooo:rsid="0116fb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21">Vendredi 02 juin</text:p>
      <text:p text:style-name="P21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22">Lundi 05 juin</text:p>
      <text:p text:style-name="P22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23">Mardi 06 juin</text:p>
      <text:p text:style-name="P23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24">Mercredi 7 juin</text:p>
      <text:p text:style-name="P24"/>
      <text:p text:style-name="P15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5"/>
      <text:p text:style-name="P16">13h31-<text:span text:style-name="T24">17h31 : Ajout effet de chargement quand la requête au serveur est faite + Visites, contact avec les potentiels locataires, réfléxion sur style du site</text:span></text:p>
      <text:p text:style-name="P16"/>
      <text:p text:style-name="P25">Jeudi 08 juin</text:p>
      <text:p text:style-name="P17"/>
      <text:p text:style-name="P17">9h00-12h00 : Modification affichage des photos → non satisfaisant, correction contenu texte page d’accueil.</text:p>
      <text:p text:style-name="P17"><text:soft-page-break/>13h30 – <text:span text:style-name="T25">17h30 : Changement page d’accueil, menu de navigation restreint, correction du format d’image </text:span><text:span text:style-name="T26">des annonces et commencement d’un formulaire de contact type logement-etudiant.</text:span></text:p>
      <text:p text:style-name="P17"/>
      <text:p text:style-name="P26">Vendredi 9 juin</text:p>
      <text:p text:style-name="P26"/>
      <text:p text:style-name="P18">9h-10h30 : Intégration complète du formulaire sur la page d’un appartement</text:p>
      <text:p text:style-name="P19">11h-12h : prise photos et vérification des studios</text:p>
      <text:p text:style-name="P19"/>
      <text:p text:style-name="P20">13h-17h : Montage des chaises et accrochage des rideaux. Menu administration protégé avec mot de passe. </text:p>
      <text:p text:style-name="P20"/>
      <text:p text:style-name="P27">Lundi 12 juin</text:p>
      <text:p text:style-name="P27"/>
      <text:p text:style-name="P28">9h-<text:span text:style-name="T27">11h : Panel de gestion administration accessible sans compte avec mot de passe.</text:span></text:p>
      <text:p text:style-name="P28"/>
      <text:p text:style-name="P29">13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12T13:51:40.515246393</dc:date>
    <meta:editing-duration>P1DT8H31M2S</meta:editing-duration>
    <meta:editing-cycles>197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334" meta:character-count="2129" meta:non-whitespace-character-count="1820"/>
  </office:meta>
</office:document-meta>
</file>